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7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t</text:p>
          </table:table-cell>
          <table:table-cell table:formula="of:=6*10^-6" office:value-type="float" office:value="0.000006" calcext:value-type="float">
            <text:p>0.000006</text:p>
          </table:table-cell>
          <table:table-cell table:formula="of:=7*10^-6" office:value-type="float" office:value="0.000007" calcext:value-type="float">
            <text:p>0.000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formula="of:=1/[.B1]" office:value-type="float" office:value="166666.666666667" calcext:value-type="float">
            <text:p>166666.666666667</text:p>
          </table:table-cell>
          <table:table-cell table:formula="of:=1/[.C1]" office:value-type="float" office:value="142857.142857143" calcext:value-type="float">
            <text:p>142857.142857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table:formula="of:=1/(2*PI()*[.B3]*[.B2])" office:value-type="float" office:value="0.00000000000954929658551372" calcext:value-type="float">
            <text:p>9.54929658551372E-012</text:p>
          </table:table-cell>
          <table:table-cell table:formula="of:=1/(2*PI()*[.C3]*[.C2])" office:value-type="float" office:value="0.0000000000111408460164327" calcext:value-type="float">
            <text:p>1.11408460164327E-011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57*240*10^-9" office:value-type="float" office:value="0.00001368" calcext:value-type="float">
            <text:p>0.00001368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000" calcext:value-type="float">
            <text:p>60000</text:p>
          </table:table-cell>
          <table:table-cell table:formula="of:=1/[.B20]" office:value-type="float" office:value="0.0000166666666666667" calcext:value-type="float">
            <text:p>1.66666666666667E-005</text:p>
          </table:table-cell>
          <table:table-cell table:formula="of:=[.C20]*10^9" office:value-type="float" office:value="16666.6666666667" calcext:value-type="float">
            <text:p>16666.6666666667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k_f</text:p>
          </table:table-cell>
          <table:table-cell office:value-type="float" office:value="3600000" calcext:value-type="float">
            <text:p>3600000</text:p>
          </table:table-cell>
          <table:table-cell/>
          <table:table-cell table:formula="of:=1/[.B21]*10^9" office:value-type="float" office:value="277.777777777778" calcext:value-type="float">
            <text:p>277.7777777778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10^9*[.C23]" office:value-type="float" office:value="66137.5661375661" calcext:value-type="float">
            <text:p>66137.5661375661</text:p>
          </table:table-cell>
          <table:table-cell table:formula="of:=1/[.D23]" office:value-type="float" office:value="0.0000661375661375661" calcext:value-type="float">
            <text:p>6.61375661375661E-005</text:p>
          </table:table-cell>
          <table:table-cell table:formula="of:=54*280" office:value-type="float" office:value="15120" calcext:value-type="float">
            <text:p>15120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1/(1.5*20*10^-3)" office:value-type="float" office:value="33.3333333333333" calcext:value-type="float">
            <text:p>33.3333333333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table:formula="of:=ATAN([.B29]/[.B28])" office:value-type="float" office:value="0.244978663126864" calcext:value-type="float">
            <text:p>0.2449786631</text:p>
          </table:table-cell>
          <table:table-cell table:number-columns-repeated="9"/>
        </table:table-row>
        <table:table-row table:style-name="ro1">
          <table:table-cell/>
          <table:table-cell table:formula="of:=[.B30]*360/(2*PI())" office:value-type="float" office:value="14.0362434679265" calcext:value-type="float">
            <text:p>14.036243467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table:formula="of:=2.22*10^-3" office:value-type="float" office:value="0.00222" calcext:value-type="float">
            <text:p>0.00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7" calcext:value-type="float">
            <text:p>9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formula="of:=[.B33]*[.B34]*COS([.B30])" office:value-type="float" office:value="0.0208910485981296" calcext:value-type="float">
            <text:p>0.020891048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 = a*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 = x+t*v</text:p>
          </table:table-cell>
          <table:table-cell/>
          <table:table-cell table:formula="of:=[.B34]*COS([.B30])" office:value-type="float" office:value="9.41038225140972" calcext:value-type="float">
            <text:p>9.410382251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d_start</text:p>
          </table:table-cell>
          <table:table-cell table:formula="of:=7*10^-2" office:value-type="float" office:value="0.07" calcext:value-type="float">
            <text:p>0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_end</text:p>
          </table:table-cell>
          <table:table-cell table:formula="of:=(8.1+3.3)*10^-2" office:value-type="float" office:value="0.114" calcext:value-type="float">
            <text:p>0.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 motor</text:p>
          </table:table-cell>
          <table:table-cell table:formula="of:=(22-3.3)*10^-2" office:value-type="float" office:value="0.187" calcext:value-type="float">
            <text:p>0.187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ax de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 a</text:p>
          </table:table-cell>
          <table:table-cell office:value-type="float" office:value="19.99097" calcext:value-type="float">
            <text:p>19.990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a</text:p>
          </table:table-cell>
          <table:table-cell office:value-type="float" office:value="120.07097" calcext:value-type="float">
            <text:p>120.070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a</text:p>
          </table:table-cell>
          <table:table-cell office:value-type="float" office:value="220.15097" calcext:value-type="float">
            <text:p>220.15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nd a</text:p>
          </table:table-cell>
          <table:table-cell office:value-type="float" office:value="21.34205" calcext:value-type="float">
            <text:p>21.34205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end a</text:p>
          </table:table-cell>
          <table:table-cell office:value-type="float" office:value="121.57217" calcext:value-type="float">
            <text:p>121.5721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end a</text:p>
          </table:table-cell>
          <table:table-cell office:value-type="float" office:value="221.80229" calcext:value-type="float">
            <text:p>221.80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rt b</text:p>
          </table:table-cell>
          <table:table-cell office:value-type="float" office:value="40.00697" calcext:value-type="float">
            <text:p>40.006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b</text:p>
          </table:table-cell>
          <table:table-cell office:value-type="float" office:value="140.08697" calcext:value-type="float">
            <text:p>140.086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b</text:p>
          </table:table-cell>
          <table:table-cell office:value-type="float" office:value="240.16697" calcext:value-type="float">
            <text:p>240.166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high time</text:p>
          </table:table-cell>
          <table:table-cell table:formula="of:=[.B49]-[.B48]" office:value-type="float" office:value="1.35108" calcext:value-type="float">
            <text:p>1.3510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igh time</text:p>
          </table:table-cell>
          <table:table-cell table:formula="of:=[.F49]-[.F48]" office:value-type="float" office:value="1.5012" calcext:value-type="float">
            <text:p>1.5012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igh time</text:p>
          </table:table-cell>
          <table:table-cell table:formula="of:=[.J49]-[.J48]" office:value-type="float" office:value="1.65132" calcext:value-type="float">
            <text:p>1.651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table:formula="of:=1/(([.B50]-[.B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req</text:p>
          </table:table-cell>
          <table:table-cell table:formula="of:=1/(([.F50]-[.F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req</text:p>
          </table:table-cell>
          <table:table-cell table:formula="of:=1/(([.J50]-[.J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table:formula="of:=(([.B51]/20)-1.5/100)*[.$B$47]/2" office:value-type="float" office:value="3.15324" calcext:value-type="float">
            <text:p>3.15324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formula="of:=(([.F51]/20)-1.5/100)*[.$B$47]/2" office:value-type="float" office:value="3.60359999999999" calcext:value-type="float">
            <text:p>3.6036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formula="of:=(([.J51]/20)-1.5/100)*[.$B$47]/2" office:value-type="float" office:value="4.05396" calcext:value-type="float">
            <text:p>4.05396</text:p>
          </table:table-cell>
          <table:table-cell/>
        </table:table-row>
        <table:table-row table:style-name="ro1">
          <table:table-cell office:value-type="string" calcext:value-type="string">
            <text:p>duty cycle</text:p>
          </table:table-cell>
          <table:table-cell table:formula="of:=([.B51]/20)*100" office:value-type="float" office:value="6.7554" calcext:value-type="float">
            <text:p>6.7554</text:p>
          </table:table-cell>
          <table:table-cell table:number-columns-repeated="2"/>
          <table:table-cell office:value-type="string" calcext:value-type="string">
            <text:p>duty cycle</text:p>
          </table:table-cell>
          <table:table-cell table:formula="of:=([.F51]/20) * 100" office:value-type="float" office:value="7.50599999999999" calcext:value-type="float">
            <text:p>7.506</text:p>
          </table:table-cell>
          <table:table-cell table:number-columns-repeated="2"/>
          <table:table-cell office:value-type="string" calcext:value-type="string">
            <text:p>duty cycle</text:p>
          </table:table-cell>
          <table:table-cell table:formula="of:=([.J51]/20) * 100" office:value-type="float" office:value="8.25659999999999" calcext:value-type="float">
            <text:p>8.2566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table:formula="of:=([.B51]-1.5)*[.$B$47]" office:value-type="float" office:value="-17.8704" calcext:value-type="float">
            <text:p>-17.8704</text:p>
          </table:table-cell>
          <table:table-cell table:number-columns-repeated="2"/>
          <table:table-cell office:value-type="string" calcext:value-type="string">
            <text:p>000</text:p>
          </table:table-cell>
          <table:table-cell table:formula="of:=([.F51]-1.5)*[.$B$47]" office:value-type="float" office:value="0.143999999999664" calcext:value-type="float">
            <text:p>0.144</text:p>
          </table:table-cell>
          <table:table-cell table:number-columns-repeated="2"/>
          <table:table-cell office:value-type="string" calcext:value-type="string">
            <text:p>001</text:p>
          </table:table-cell>
          <table:table-cell table:formula="of:=([.J51]-1.5)*[.$B$47]" office:value-type="float" office:value="18.1583999999998" calcext:value-type="float">
            <text:p>18.158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ow clock</text:p>
          </table:table-cell>
          <table:table-cell table:formula="of:=2500*20*10^-6" office:value-type="float" office:value="0.05" calcext:value-type="float">
            <text:p>0.05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 time in clocks</text:p>
          </table:table-cell>
          <table:table-cell table:formula="of:=[.B51]/[.$B$57]" office:value-type="float" office:value="27.0216" calcext:value-type="float">
            <text:p>27.0216</text:p>
          </table:table-cell>
          <table:table-cell table:number-columns-repeated="3"/>
          <table:table-cell table:formula="of:=[.F51]/[.$B$57]" office:value-type="float" office:value="30.0239999999999" calcext:value-type="float">
            <text:p>30.024</text:p>
          </table:table-cell>
          <table:table-cell table:number-columns-repeated="3"/>
          <table:table-cell table:formula="of:=[.J51]/[.$B$57]" office:value-type="float" office:value="33.0264" calcext:value-type="float">
            <text:p>33.0264</text:p>
          </table:table-cell>
          <table:table-cell/>
        </table:table-row>
        <table:table-row table:style-name="ro1">
          <table:table-cell office:value-type="string" calcext:value-type="string">
            <text:p>total time in clocks</text:p>
          </table:table-cell>
          <table:table-cell table:formula="of:=20/[.B57]" office:value-type="float" office:value="400" calcext:value-type="float">
            <text:p>400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desired angl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 time in clocks</text:p>
          </table:table-cell>
          <table:table-cell office:value-type="string" calcext:value-type="string">
            <text:p>Degree = (high-1.5)*m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grees = max * (duty-norma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grees = max * (duty-norm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ty= degrees/max + norm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ty = high/peri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gh = duty*perio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C = high/SC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ired angle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iv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de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iv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iv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ty</text:p>
          </table:table-cell>
          <table:table-cell table:formula="of:=[.B77]/[.B78]+[.B79]" office:value-type="float" office:value="1" calcext:value-type="float">
            <text:p>1</text:p>
          </table:table-cell>
          <table:table-cell office:value-type="string" calcext:value-type="string">
            <text:p>deg/max+no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C</text:p>
          </table:table-cell>
          <table:table-cell table:formula="of:=([.B80])/[.B57]" office:value-type="float" office:value="20" calcext:value-type="float">
            <text:p>20</text:p>
          </table:table-cell>
          <table:table-cell office:value-type="string" calcext:value-type="string">
            <text:p>duty/slowcloc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 = 2m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= 1m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al = 1.5ms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2:26:51.04691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09:42.331686894</meta:creation-date>
    <dc:date>2015-11-01T14:08:36.441667666</dc:date>
    <meta:editing-duration>PT2H30M26S</meta:editing-duration>
    <meta:editing-cycles>4</meta:editing-cycles>
    <meta:generator>LibreOffice/4.4.2.2$Linux_X86_64 LibreOffice_project/40m0$Build-2</meta:generator>
    <meta:document-statistic meta:table-count="1" meta:cell-count="159" meta:object-count="0"/>
  </office:meta>
</office:document-meta>
</file>